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paragraph-properties fo:margin-left="1.251cm" fo:margin-right="0cm" fo:text-indent="0cm" style:auto-text-indent="false"/>
      <style:text-properties style:font-name="Arial"/>
    </style:style>
    <style:style style:name="P5" style:family="paragraph" style:parent-style-name="Preformatted_20_Text">
      <style:paragraph-properties fo:margin-left="0cm" fo:margin-right="0cm" fo:text-indent="0cm" style:auto-text-indent="false"/>
      <style:text-properties style:font-name="Arial"/>
    </style:style>
    <style:style style:name="P6" style:family="paragraph" style:parent-style-name="Preformatted_20_Text">
      <style:text-properties style:font-name="Arial"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3</text:p>
      <text:p text:style-name="P1"/>
      <text:p text:style-name="P1">Tero Mäntylä</text:p>
      <text:p text:style-name="P6"/>
      <text:p text:style-name="P6">Viikko kului eikä tullut tehtyä mitään muutta kuin katsottua kaverin koodia vertaispalautetta varten. Homma sinällään on oikein opettavaista. Oppii näkemään mikä on helppolukuista ja toimii sekä huomaa että minkälaisia aisioita kannattaa kartta. Itse huomasin että nimeämisessä kielten seikottaminen on häiritsevää eikä mielestäni lisää koodin luettavuutta. </text:p>
      <text:p text:style-name="P1"/>
      <text:p text:style-name="P1"/>
      <text:p text:style-name="P3">Mitä seuraavaksi:</text:p>
      <text:p text:style-name="P4">- Toteuttaa toimiva linear conflict, joka oikeasti nopeuttaa laskentaa.</text:p>
      <text:p text:style-name="P4">- Limitin kasvatus kahdella jokaisella iteraatiolla.</text:p>
      <text:p text:style-name="P4"><text:tab/>Alkutilanteesta on helppo päätellä onko ratkaisussa parillinen vai pariton määrä siirtoja.</text:p>
      <text:p text:style-name="P4"><text:tab/>Muutoksen pitäisi puolittaa ajoaika.</text:p>
      <text:p text:style-name="P4">- Tehdä parempi sekoittaja. Kaikki vaihtoehdot eivät nyt ole yhtä todennäköisiä.</text:p>
      <text:p text:style-name="P4"/>
      <text:p text:style-name="P5">Mahdollisia muita vaitoehtoja:</text:p>
      <text:p text:style-name="P4">- A* ratkaisija olisi ihan opettavaista toteuttaa ja saisi hyvän vertailukohdan.</text:p>
      <text:p text:style-name="P4">- Walking Distance heuristiikan toteuttaminen IDA*:een. </text:p>
      <text:p text:style-name="P4"><text:tab/>Menetelmää käyttää esilaskettua pattern databasea. Näitä on muitakin vaihtoehtoj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5-31T11:05:25.41</dc:date>
    <dc:creator>Tero Mantyla</dc:creator>
    <meta:generator>OpenOffice.org/3.3$Win32 OpenOffice.org_project/330m20$Build-9567</meta:generator>
    <meta:editing-duration>PT53M19S</meta:editing-duration>
    <meta:editing-cycles>2</meta:editing-cycles>
    <meta:document-statistic meta:table-count="0" meta:image-count="0" meta:object-count="0" meta:page-count="1" meta:paragraph-count="13" meta:word-count="122" meta:character-count="983"/>
  </office:meta>
</office:document-meta>
</file>